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ima" svg:font-family="Dejima" style:font-pitch="variable"/>
    <style:font-face style:name="IPAMincho" svg:font-family="IPAMincho" style:font-pitch="variable"/>
    <style:font-face style:name="KouzanBrushFont" svg:font-family="KouzanBrushFont" style:font-pitch="variable"/>
    <style:font-face style:name="KouzanBrushFontGyousyo" svg:font-family="KouzanBrushFontGyousyo" style:font-pitch="variable"/>
    <style:font-face style:name="KouzanBrushFontSousyo" svg:font-family="KouzanBrushFontSousyo" style:font-pitch="variable"/>
    <style:font-face style:name="kiloji - B" svg:font-family="'kiloji - B'" style:font-pitch="variable"/>
    <style:font-face style:name="kiloji - P" svg:font-family="'kiloji - P'"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exGothic" svg:font-family="IPAexGothic" style:font-family-generic="swiss" style:font-pitch="variable"/>
    <style:font-face style:name="UmePlus P Gothic" svg:font-family="'UmePlus P Gothic'"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text-properties style:font-name="Bitstream Charter"/>
    </style:style>
    <style:style style:name="P2" style:family="paragraph">
      <style:paragraph-properties fo:text-align="center"/>
      <style:text-properties style:font-name="Bitstream Charter" fo:font-size="72pt" style:font-size-asian="72pt" style:font-size-complex="72pt"/>
    </style:style>
    <style:style style:name="P3" style:family="paragraph">
      <style:text-properties style:font-name="Bitstream Charter"/>
    </style:style>
    <style:style style:name="P4" style:family="paragraph">
      <style:text-properties style:font-name="Bitstream Charter" fo:font-size="32pt" style:font-size-asian="32pt" style:font-size-complex="32pt"/>
    </style:style>
    <style:style style:name="P5" style:family="paragraph">
      <style:paragraph-properties fo:margin-left="0cm" fo:margin-right="0cm" fo:margin-top="0cm" fo:margin-bottom="0.508cm" fo:text-indent="0.508cm"/>
      <style:text-properties style:font-name="Century Schoolbook L"/>
    </style:style>
    <style:style style:name="P6" style:family="paragraph">
      <style:paragraph-properties fo:margin-top="0cm" fo:margin-bottom="0.508cm"/>
      <style:text-properties style:font-name="Century Schoolbook L"/>
    </style:style>
    <style:style style:name="P7" style:family="paragraph">
      <style:text-properties style:font-name="Century Schoolbook L"/>
    </style:style>
    <style:style style:name="P8" style:family="paragraph">
      <style:paragraph-properties fo:text-align="center"/>
      <style:text-properties style:font-name="KouzanBrushFont" fo:font-size="44pt" style:font-name-asian="KouzanBrushFont" style:font-size-asian="44pt" style:font-size-complex="44pt"/>
    </style:style>
    <style:style style:name="T1" style:family="text">
      <style:text-properties style:font-name="Bitstream Charter" fo:font-size="72pt" style:font-size-asian="72pt" style:font-size-complex="72pt"/>
    </style:style>
    <style:style style:name="T2" style:family="text">
      <style:text-properties style:font-name="Bitstream Charter" fo:font-size="32pt" style:font-size-asian="32pt" style:font-size-complex="32pt"/>
    </style:style>
    <style:style style:name="T3" style:family="text">
      <style:text-properties style:font-name="Bitstream Charter"/>
    </style:style>
    <style:style style:name="T4" style:family="text">
      <style:text-properties style:font-name="Century Schoolbook L"/>
    </style:style>
    <style:style style:name="T5" style:family="text">
      <style:text-properties style:font-name="KouzanBrushFont" fo:font-size="44pt" style:font-name-asian="KouzanBrushFon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5.2cm" svg:x="3.295cm" svg:y="4.817cm">
          <text:p text:style-name="P1"><text:span text:style-name="T1">Think Java</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 draw:text-style-name="P4" draw:layer="layout" svg:width="10.497cm" svg:height="1.614cm" svg:x="8.5cm" svg:y="11.4cm">
          <draw:text-box>
            <text:p text:style-name="P3"><text:span text:style-name="T2">by Allen B. Downey </text:span></text:p>
          </draw:text-box>
        </draw:frame>
        <draw:frame draw:style-name="gr2" draw:text-style-name="P3" draw:layer="layout" svg:width="1.912cm" svg:height="1.017cm" svg:x="9.839cm" svg:y="24.411cm">
          <draw:text-box>
            <text:p text:style-name="P3"><text:span text:style-name="T3">5.1.2</text:span></text:p>
          </draw:text-box>
        </draw:frame>
        <draw:frame draw:style-name="gr3" draw:text-style-name="P7" draw:layer="layout" svg:width="16.51cm" svg:height="17.901cm" svg:x="25.74cm" svg:y="2.614cm">
          <draw:text-box>
            <text:p text:style-name="P5"><text:span text:style-name="T4">Think Java is an introduction to Java programming for beginners. It is tailored for students preparing for the Computer Science Advanced Placement (AP) Exam, but it is for anyone who wants to learn Java.</text:span></text:p>
            <text:list text:style-name="L1">
              <text:list-item>
                <text:p text:style-name="P6"><text:span text:style-name="T4">Think Java is concise. It uses a subset of Java that lets students work on interesting projects without getting bogged down in the details of Java.</text:span></text:p>
              </text:list-item>
              <text:list-item>
                <text:p text:style-name="P6"><text:span text:style-name="T4">Think Java teaches program development and debugging; these topics are discussed throughout the book and summarized in two appendices.</text:span></text:p>
              </text:list-item>
              <text:list-item>
                <text:p text:style-name="P6"><text:span text:style-name="T4">Think Java incorporates the GridWorld case study that is part of the AP Exam. The book provides the background you need to get started with the case study, and some additional exercises for practice.</text:span></text:p>
              </text:list-item>
              <text:list-item>
                <text:p text:style-name="P6"><text:span text:style-name="T4">Think Java is based on the original text of How to Think Like a Computer Scientist, a popular online textbook with versions in Python, C++ and OCaml, and translations into Spanish, French and other languages. </text:span></text:p>
              </text:list-item>
            </text:list>
          </draw:text-box>
        </draw:frame>
        <draw:custom-shape draw:style-name="gr4" draw:text-style-name="P8" draw:layer="layout" svg:width="3.3cm" svg:height="3.3cm" svg:x="32.345cm" svg:y="22.067cm">
          <text:p text:style-name="P8"><text:span text:style-name="T5">春茶</text:span><text:span text:style-name="T5"><text:line-break/></text:span><text:span text:style-name="T5">智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ima" svg:font-family="Dejima" style:font-pitch="variable"/>
    <style:font-face style:name="IPAMincho" svg:font-family="IPAMincho" style:font-pitch="variable"/>
    <style:font-face style:name="KouzanBrushFont" svg:font-family="KouzanBrushFont" style:font-pitch="variable"/>
    <style:font-face style:name="KouzanBrushFontGyousyo" svg:font-family="KouzanBrushFontGyousyo" style:font-pitch="variable"/>
    <style:font-face style:name="KouzanBrushFontSousyo" svg:font-family="KouzanBrushFontSousyo" style:font-pitch="variable"/>
    <style:font-face style:name="kiloji - B" svg:font-family="'kiloji - B'" style:font-pitch="variable"/>
    <style:font-face style:name="kiloji - P" svg:font-family="'kiloji - P'"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PAexGothic" svg:font-family="IPAexGothic" style:font-family-generic="swiss" style:font-pitch="variable"/>
    <style:font-face style:name="UmePlus P Gothic" svg:font-family="'UmePlus P Gothic'"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4cm" fo:margin-bottom="2.54cm" fo:margin-left="2.54cm" fo:margin-right="2.54cm" fo:page-width="44.85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06T21:45:14.568478785</meta:creation-date>
    <dc:date>2014-07-06T22:14:16.480302113</dc:date>
    <meta:editing-duration>PT13M38S</meta:editing-duration>
    <meta:editing-cycles>2</meta:editing-cycles>
    <meta:generator>LibreOffice/4.2.4.2$Linux_X86_64 LibreOffice_project/420m0$Build-2</meta:generator>
    <meta:document-statistic meta:object-count="5"/>
  </office:meta>
</office:document-meta>
</file>